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21" style:family="table-cell" style:parent-style-name="Default">
      <style:text-properties fo:font-size="12pt" style:font-size-asian="12pt" style:font-size-complex="12pt"/>
    </style:style>
    <style:style style:name="ce222" style:family="table-cell" style:parent-style-name="Default" style:data-style-name="N36"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3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transparent"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11" style:family="table-cell" style:parent-style-name="Default">
      <style:text-properties fo:font-size="12pt" style:font-size-asian="12pt" style:font-size-complex="12pt"/>
    </style:style>
    <style:style style:name="ce212" style:family="table-cell" style:parent-style-name="Default" style:data-style-name="N36"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/>
          <table:table-cell table:formula="of:=[.F20]+([.H20]/2)" office:value-type="float" office:value="203.939999999995" calcext:value-type="float">
            <text:p>203,939999999995</text:p>
          </table:table-cell>
          <table:table-cell table:formula="of:=[.O20]/[.F20]" office:value-type="float" office:value="1.63728323699425" calcext:value-type="float">
            <text:p>1,6372832369942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/>
          <table:table-cell table:formula="of:=[.F21]+([.H21]/2)" office:value-type="float" office:value="207.543000000005" calcext:value-type="float">
            <text:p>207,543000000005</text:p>
          </table:table-cell>
          <table:table-cell table:formula="of:=[.O21]/[.F21]" office:value-type="float" office:value="1.61940543071159" calcext:value-type="float">
            <text:p>1,61940543071159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/>
          <table:table-cell table:formula="of:=[.F22]+([.H22]/2)" office:value-type="float" office:value="212.880000000004" calcext:value-type="float">
            <text:p>212,880000000004</text:p>
          </table:table-cell>
          <table:table-cell table:formula="of:=[.O22]/[.F22]" office:value-type="float" office:value="1.59604138551505" calcext:value-type="float">
            <text:p>1,5960413855150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/>
          <table:table-cell table:formula="of:=[.F23]+([.H23]/2)" office:value-type="float" office:value="215.549999999998" calcext:value-type="float">
            <text:p>215,549999999998</text:p>
          </table:table-cell>
          <table:table-cell table:formula="of:=[.O23]/[.F23]" office:value-type="float" office:value="1.58539276257724" calcext:value-type="float">
            <text:p>1,58539276257724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/>
          <table:table-cell table:formula="of:=[.F24]+([.H24]/2)" office:value-type="float" office:value="219.809999999994" calcext:value-type="float">
            <text:p>219,809999999994</text:p>
          </table:table-cell>
          <table:table-cell table:formula="of:=[.O24]/[.F24]" office:value-type="float" office:value="1.56827910958907" calcext:value-type="float">
            <text:p>1,56827910958907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formula="of:=[.F25]+([.H25]/2)" office:value-type="float" office:value="220.439999999993" calcext:value-type="float">
            <text:p>220,439999999993</text:p>
          </table:table-cell>
          <table:table-cell table:formula="of:=[.O25]/[.F25]" office:value-type="float" office:value="1.56606990622339" calcext:value-type="float">
            <text:p>1,5660699062233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/>
          <table:table-cell table:formula="of:=[.F26]+([.H26]/2)" office:value-type="float" office:value="278.909999999999" calcext:value-type="float">
            <text:p>278,909999999999</text:p>
          </table:table-cell>
          <table:table-cell table:formula="of:=[.O26]/[.F26]" office:value-type="float" office:value="1.4193893129771" calcext:value-type="float">
            <text:p>1,419389312977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/>
          <table:table-cell table:formula="of:=[.F27]+([.H27]/2)" office:value-type="float" office:value="283.589999999997" calcext:value-type="float">
            <text:p>283,589999999997</text:p>
          </table:table-cell>
          <table:table-cell table:formula="of:=[.O27]/[.F27]" office:value-type="float" office:value="1.40963316433046" calcext:value-type="float">
            <text:p>1,4096331643304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formula="of:=[.F28]+([.H28]/2)" office:value-type="float" office:value="285.780000000001" calcext:value-type="float">
            <text:p>285,780000000001</text:p>
          </table:table-cell>
          <table:table-cell table:formula="of:=[.O28]/[.F28]" office:value-type="float" office:value="1.40542933018589" calcext:value-type="float">
            <text:p>1,4054293301858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/>
          <table:table-cell table:formula="of:=[.F29]+([.H29]/2)" office:value-type="float" office:value="298.799999999994" calcext:value-type="float">
            <text:p>298,799999999994</text:p>
          </table:table-cell>
          <table:table-cell table:formula="of:=[.O29]/[.F29]" office:value-type="float" office:value="1.38141470180306" calcext:value-type="float">
            <text:p>1,38141470180306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/>
          <table:table-cell table:formula="of:=[.F30]+([.H30]/2)" office:value-type="float" office:value="306.030000000003" calcext:value-type="float">
            <text:p>306,030000000003</text:p>
          </table:table-cell>
          <table:table-cell table:formula="of:=[.O30]/[.F30]" office:value-type="float" office:value="1.36962943071965" calcext:value-type="float">
            <text:p>1,3696294307196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/>
          <table:table-cell table:formula="of:=[.F31]+([.H31]/2)" office:value-type="float" office:value="313.560000000004" calcext:value-type="float">
            <text:p>313,560000000004</text:p>
          </table:table-cell>
          <table:table-cell table:formula="of:=[.O31]/[.F31]" office:value-type="float" office:value="1.3581081081081" calcext:value-type="float">
            <text:p>1,358108108108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/>
          <table:table-cell table:formula="of:=[.F32]+([.H32]/2)" office:value-type="float" office:value="322.619999999999" calcext:value-type="float">
            <text:p>322,619999999999</text:p>
          </table:table-cell>
          <table:table-cell table:formula="of:=[.O32]/[.F32]" office:value-type="float" office:value="1.3455955955956" calcext:value-type="float">
            <text:p>1,345595595595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formula="of:=[.F33]+([.H33]/2)" office:value-type="float" office:value="324.210000000003" calcext:value-type="float">
            <text:p>324,210000000003</text:p>
          </table:table-cell>
          <table:table-cell table:formula="of:=[.O33]/[.F33]" office:value-type="float" office:value="1.34348582794629" calcext:value-type="float">
            <text:p>1,3434858279462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/>
          <table:table-cell table:formula="of:=[.F34]+([.H34]/2)" office:value-type="float" office:value="335.730000000006" calcext:value-type="float">
            <text:p>335,730000000006</text:p>
          </table:table-cell>
          <table:table-cell table:formula="of:=[.O34]/[.F34]" office:value-type="float" office:value="1.32846628679961" calcext:value-type="float">
            <text:p>1,32846628679961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/>
          <table:table-cell table:formula="of:=[.F35]+([.H35]/2)" office:value-type="float" office:value="344.070000000001" calcext:value-type="float">
            <text:p>344,070000000001</text:p>
          </table:table-cell>
          <table:table-cell table:formula="of:=[.O35]/[.F35]" office:value-type="float" office:value="1.31827586206896" calcext:value-type="float">
            <text:p>1,31827586206896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/>
          <table:table-cell table:formula="of:=[.F36]+([.H36]/2)" office:value-type="float" office:value="352.319999999999" calcext:value-type="float">
            <text:p>352,319999999999</text:p>
          </table:table-cell>
          <table:table-cell table:formula="of:=[.O36]/[.F36]" office:value-type="float" office:value="1.30896121266162" calcext:value-type="float">
            <text:p>1,30896121266162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formula="of:=[.F37]+([.H37]/2)" office:value-type="float" office:value="362.070000000004" calcext:value-type="float">
            <text:p>362,070000000004</text:p>
          </table:table-cell>
          <table:table-cell table:formula="of:=[.O37]/[.F37]" office:value-type="float" office:value="1.29885923374946" calcext:value-type="float">
            <text:p>1,29885923374946</text:p>
          </table:table-cell>
          <table:table-cell table:number-columns-repeated="1008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/>
          <table:table-cell table:formula="of:=[.F38]+([.H38]/2)" office:value-type="float" office:value="373.260000000001" calcext:value-type="float">
            <text:p>373,260000000001</text:p>
          </table:table-cell>
          <table:table-cell table:formula="of:=[.O38]/[.F38]" office:value-type="float" office:value="1.28772510867315" calcext:value-type="float">
            <text:p>1,2877251086731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/>
          <table:table-cell table:formula="of:=[.F39]+([.H39]/2)" office:value-type="float" office:value="385.200000000007" calcext:value-type="float">
            <text:p>385,200000000007</text:p>
          </table:table-cell>
          <table:table-cell table:formula="of:=[.O39]/[.F39]" office:value-type="float" office:value="1.27659574468084" calcext:value-type="float">
            <text:p>1,2765957446808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/>
          <table:table-cell table:formula="of:=[.F40]+([.H40]/2)" office:value-type="float" office:value="401.670000000006" calcext:value-type="float">
            <text:p>401,670000000006</text:p>
          </table:table-cell>
          <table:table-cell table:formula="of:=[.O40]/[.F40]" office:value-type="float" office:value="1.26335157576901" calcext:value-type="float">
            <text:p>1,26335157576901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formula="of:=[.F41]+([.H41]/2)" office:value-type="float" office:value="406.169999999995" calcext:value-type="float">
            <text:p>406,169999999995</text:p>
          </table:table-cell>
          <table:table-cell table:formula="of:=[.O41]/[.F41]" office:value-type="float" office:value="1.25967621883141" calcext:value-type="float">
            <text:p>1,25967621883141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/>
          <table:table-cell table:formula="of:=[.F42]+([.H42]/2)" office:value-type="float" office:value="412.860000000001" calcext:value-type="float">
            <text:p>412,860000000001</text:p>
          </table:table-cell>
          <table:table-cell table:formula="of:=[.O42]/[.F42]" office:value-type="float" office:value="1.25680365296804" calcext:value-type="float">
            <text:p>1,2568036529680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/>
          <table:table-cell table:formula="of:=[.F43]+([.H43]/2)" office:value-type="float" office:value="435.510000000004" calcext:value-type="float">
            <text:p>435,510000000004</text:p>
          </table:table-cell>
          <table:table-cell table:formula="of:=[.O43]/[.F43]" office:value-type="float" office:value="1.24119357045143" calcext:value-type="float">
            <text:p>1,2411935704514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formula="of:=[.F44]+([.H44]/2)" office:value-type="float" office:value="445.890000000006" calcext:value-type="float">
            <text:p>445,890000000006</text:p>
          </table:table-cell>
          <table:table-cell table:formula="of:=[.O44]/[.F44]" office:value-type="float" office:value="1.2344684385382" calcext:value-type="float">
            <text:p>1,2344684385382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/>
          <table:table-cell table:formula="of:=[.F45]+([.H45]/2)" office:value-type="float" office:value="461.970000000007" calcext:value-type="float">
            <text:p>461,970000000007</text:p>
          </table:table-cell>
          <table:table-cell table:formula="of:=[.O45]/[.F45]" office:value-type="float" office:value="1.22623029144768" calcext:value-type="float">
            <text:p>1,22623029144768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/>
          <table:table-cell table:formula="of:=[.F46]+([.H46]/2)" office:value-type="float" office:value="491.340000000001" calcext:value-type="float">
            <text:p>491,340000000001</text:p>
          </table:table-cell>
          <table:table-cell table:formula="of:=[.O46]/[.F46]" office:value-type="float" office:value="1.21067415730337" calcext:value-type="float">
            <text:p>1,21067415730337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formula="of:=[.F47]+([.H47]/2)" office:value-type="float" office:value="500.819999999996" calcext:value-type="float">
            <text:p>500,819999999996</text:p>
          </table:table-cell>
          <table:table-cell table:formula="of:=[.O47]/[.F47]" office:value-type="float" office:value="1.20603958965468" calcext:value-type="float">
            <text:p>1,20603958965468</text:p>
          </table:table-cell>
          <table:table-cell table:number-columns-repeated="1008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/>
          <table:table-cell table:formula="of:=[.F48]+([.H48]/2)" office:value-type="float" office:value="508.500000000002" calcext:value-type="float">
            <text:p>508,500000000002</text:p>
          </table:table-cell>
          <table:table-cell table:formula="of:=[.O48]/[.F48]" office:value-type="float" office:value="1.205204778157" calcext:value-type="float">
            <text:p>1,20520477815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/>
          <table:table-cell table:formula="of:=[.F49]+([.H49]/2)" office:value-type="float" office:value="511.709999999995" calcext:value-type="float">
            <text:p>511,709999999995</text:p>
          </table:table-cell>
          <table:table-cell table:formula="of:=[.O49]/[.F49]" office:value-type="float" office:value="1.20374029640085" calcext:value-type="float">
            <text:p>1,2037402964008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/>
          <table:table-cell table:formula="of:=[.F50]+([.H50]/2)" office:value-type="float" office:value="525.809999999995" calcext:value-type="float">
            <text:p>525,809999999995</text:p>
          </table:table-cell>
          <table:table-cell table:formula="of:=[.O50]/[.F50]" office:value-type="float" office:value="1.1978540185894" calcext:value-type="float">
            <text:p>1,19785401858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/>
          <table:table-cell table:formula="of:=[.F51]+([.H51]/2)" office:value-type="float" office:value="535.380000000004" calcext:value-type="float">
            <text:p>535,380000000004</text:p>
          </table:table-cell>
          <table:table-cell table:formula="of:=[.O51]/[.F51]" office:value-type="float" office:value="1.19403184798608" calcext:value-type="float">
            <text:p>1,19403184798608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formula="of:=[.F52]+([.H52]/2)" office:value-type="float" office:value="543.179999999999" calcext:value-type="float">
            <text:p>543,179999999999</text:p>
          </table:table-cell>
          <table:table-cell table:formula="of:=[.O52]/[.F52]" office:value-type="float" office:value="1.19087082346751" calcext:value-type="float">
            <text:p>1,19087082346751</text:p>
          </table:table-cell>
          <table:table-cell table:number-columns-repeated="1008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/>
          <table:table-cell table:formula="of:=[.F53]+([.H53]/2)" office:value-type="float" office:value="556.200000000004" calcext:value-type="float">
            <text:p>556,200000000004</text:p>
          </table:table-cell>
          <table:table-cell table:formula="of:=[.O53]/[.F53]" office:value-type="float" office:value="1.1855736027625" calcext:value-type="float">
            <text:p>1,185573602762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/>
          <table:table-cell table:formula="of:=[.F54]+([.H54]/2)" office:value-type="float" office:value="557.159999999995" calcext:value-type="float">
            <text:p>557,159999999995</text:p>
          </table:table-cell>
          <table:table-cell table:formula="of:=[.O54]/[.F54]" office:value-type="float" office:value="1.18519463943842" calcext:value-type="float">
            <text:p>1,185194639438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/>
          <table:table-cell table:formula="of:=[.F55]+([.H55]/2)" office:value-type="float" office:value="560.099999999994" calcext:value-type="float">
            <text:p>560,099999999994</text:p>
          </table:table-cell>
          <table:table-cell table:formula="of:=[.O55]/[.F55]" office:value-type="float" office:value="1.18404363267377" calcext:value-type="float">
            <text:p>1,1840436326737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/>
          <table:table-cell table:formula="of:=[.F56]+([.H56]/2)" office:value-type="float" office:value="562.020000000003" calcext:value-type="float">
            <text:p>562,020000000003</text:p>
          </table:table-cell>
          <table:table-cell table:formula="of:=[.O56]/[.F56]" office:value-type="float" office:value="1.183299646286" calcext:value-type="float">
            <text:p>1,1832996462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formula="of:=[.F57]+([.H57]/2)" office:value-type="float" office:value="574.200000000002" calcext:value-type="float">
            <text:p>574,200000000002</text:p>
          </table:table-cell>
          <table:table-cell table:formula="of:=[.O57]/[.F57]" office:value-type="float" office:value="1.17871659071314" calcext:value-type="float">
            <text:p>1,17871659071314</text:p>
          </table:table-cell>
          <table:table-cell table:number-columns-repeated="1008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formula="of:=[.F58]+([.H58]/2)" office:value-type="float" office:value="580.679999999999" calcext:value-type="float">
            <text:p>580,679999999999</text:p>
          </table:table-cell>
          <table:table-cell table:formula="of:=[.O58]/[.F58]" office:value-type="float" office:value="1.17637048741947" calcext:value-type="float">
            <text:p>1,176370487419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formula="of:=[.F59]+([.H59]/2)" office:value-type="float" office:value="588.959999999994" calcext:value-type="float">
            <text:p>588,959999999994</text:p>
          </table:table-cell>
          <table:table-cell table:formula="of:=[.O59]/[.F59]" office:value-type="float" office:value="1.17346084877466" calcext:value-type="float">
            <text:p>1,1734608487746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/>
          <table:table-cell table:formula="of:=[.F60]+([.H60]/2)" office:value-type="float" office:value="604.080000000005" calcext:value-type="float">
            <text:p>604,080000000005</text:p>
          </table:table-cell>
          <table:table-cell table:formula="of:=[.O60]/[.F60]" office:value-type="float" office:value="1.168388070094" calcext:value-type="float">
            <text:p>1,1683880700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/>
          <table:table-cell table:formula="of:=[.F61]+([.H61]/2)" office:value-type="float" office:value="611.219999999999" calcext:value-type="float">
            <text:p>611,219999999999</text:p>
          </table:table-cell>
          <table:table-cell table:formula="of:=[.O61]/[.F61]" office:value-type="float" office:value="1.16609432234432" calcext:value-type="float">
            <text:p>1,1660943223443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formula="of:=[.F62]+([.H62]/2)" office:value-type="float" office:value="618.179999999999" calcext:value-type="float">
            <text:p>618,179999999999</text:p>
          </table:table-cell>
          <table:table-cell table:formula="of:=[.O62]/[.F62]" office:value-type="float" office:value="1.1639177586986" calcext:value-type="float">
            <text:p>1,1639177586986</text:p>
          </table:table-cell>
          <table:table-cell table:number-columns-repeated="1008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/>
          <table:table-cell table:formula="of:=[.F63]+([.H63]/2)" office:value-type="float" office:value="628.739999999994" calcext:value-type="float">
            <text:p>628,739999999994</text:p>
          </table:table-cell>
          <table:table-cell table:formula="of:=[.O63]/[.F63]" office:value-type="float" office:value="1.16072219760745" calcext:value-type="float">
            <text:p>1,160722197607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/>
          <table:table-cell table:formula="of:=[.F64]+([.H64]/2)" office:value-type="float" office:value="633.419999999994" calcext:value-type="float">
            <text:p>633,419999999994</text:p>
          </table:table-cell>
          <table:table-cell table:formula="of:=[.O64]/[.F64]" office:value-type="float" office:value="1.15947281713345" calcext:value-type="float">
            <text:p>1,159472817133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3.920000000005" calcext:value-type="float">
            <text:p>553,920</text:p>
          </table:table-cell>
          <table:table-cell table:style-name="ce108" table:formula="of:=([.C65]-[.$C$17])*[.$H$5]" office:value-type="float" office:value="77.8799999999993" calcext:value-type="float">
            <text:p>77,88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4,06" calcext:value-type="string">
            <text:p>14,06</text:p>
          </table:table-cell>
          <table:table-cell table:style-name="ce129" table:formula="of:=IF([.H65]/[.F65]*100&gt;15;TEXT([.H65]/[.F65]*100;&quot;##,## CZ&quot;);TEXT([.H65]/[.F65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5]/[.F65]*100)" office:value-type="float" office:value="0.438757534141573" calcext:value-type="float">
            <text:p>0,44</text:p>
          </table:table-cell>
          <table:table-cell/>
          <table:table-cell table:formula="of:=[.F65]+([.H65]/2)" office:value-type="float" office:value="641.040000000005" calcext:value-type="float">
            <text:p>641,040000000005</text:p>
          </table:table-cell>
          <table:table-cell table:formula="of:=[.O65]/[.F65]" office:value-type="float" office:value="1.15727902946274" calcext:value-type="float">
            <text:p>1,1572790294627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60.280000000005" calcext:value-type="float">
            <text:p>560,280</text:p>
          </table:table-cell>
          <table:table-cell table:style-name="ce108" table:formula="of:=([.C66]-[.$C$17])*[.$H$5]" office:value-type="float" office:value="78.7199999999999" calcext:value-type="float">
            <text:p>78,72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5" calcext:value-type="string">
            <text:p>14,05</text:p>
          </table:table-cell>
          <table:table-cell table:style-name="ce129" table:formula="of:=IF([.H66]/[.F66]*100&gt;15;TEXT([.H66]/[.F66]*100;&quot;##,## CZ&quot;);TEXT([.H66]/[.F66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6]/[.F66]*100)" office:value-type="float" office:value="0.357069546434978" calcext:value-type="float">
            <text:p>0,36</text:p>
          </table:table-cell>
          <table:table-cell/>
          <table:table-cell table:formula="of:=[.F66]+([.H66]/2)" office:value-type="float" office:value="647.400000000005" calcext:value-type="float">
            <text:p>647,400000000005</text:p>
          </table:table-cell>
          <table:table-cell table:formula="of:=[.O66]/[.F66]" office:value-type="float" office:value="1.15549368173056" calcext:value-type="float">
            <text:p>1,1554936817305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7]-[.$B$17])*[.$H$5]" office:value-type="float" office:value="566.700000000003" calcext:value-type="float">
            <text:p>566,700</text:p>
          </table:table-cell>
          <table:table-cell table:style-name="ce85" table:formula="of:=([.C67]-[.$C$17])*[.$H$5]" office:value-type="float" office:value="81.4799999999994" calcext:value-type="float">
            <text:p>81,480</text:p>
          </table:table-cell>
          <table:table-cell table:style-name="ce85" table:formula="of:=([.D67]-[.$D$17])*[.$H$5]" office:value-type="float" office:value="174.24" calcext:value-type="float">
            <text:p>174,240</text:p>
          </table:table-cell>
          <table:table-cell table:style-name="ce98" table:formula="of:=TEXT([.H67]-[.H63];&quot;#,##k&quot;)" office:value-type="string" office:string-value=",12k" calcext:value-type="string">
            <text:p>,12k</text:p>
          </table:table-cell>
          <table:table-cell table:style-name="ce101" table:formula="of:=IF([.G67]/[.F67]*100&gt;20;TEXT([.G67]/[.F67]*100;&quot;##,## CZ&quot;);TEXT([.G67]/[.F67]*100;&quot;##,##&quot;))" office:value-type="string" office:string-value="14,38" calcext:value-type="string">
            <text:p>14,38</text:p>
          </table:table-cell>
          <table:table-cell table:style-name="ce129" table:formula="of:=IF([.H67]/[.F67]*100&gt;15;TEXT([.H67]/[.F67]*100;&quot;##,## CZ&quot;);TEXT([.H67]/[.F67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5]/[.F65]*100)-([.H67]/[.F67]*100)" office:value-type="float" office:value="0.709379211764052" calcext:value-type="float">
            <text:p>0,71</text:p>
          </table:table-cell>
          <table:table-cell table:style-name="ce198" table:formula="of:=SUM([.M63:.M67])" office:value-type="float" office:value="3.03330682360243" calcext:value-type="float">
            <text:p>3,03</text:p>
          </table:table-cell>
          <table:table-cell table:formula="of:=[.F67]+([.H67]/2)" office:value-type="float" office:value="653.820000000003" calcext:value-type="float">
            <text:p>653,820000000003</text:p>
          </table:table-cell>
          <table:table-cell table:formula="of:=[.O67]/[.F67]" office:value-type="float" office:value="1.15373213340392" calcext:value-type="float">
            <text:p>1,15373213340392</text:p>
          </table:table-cell>
          <table:table-cell table:number-columns-repeated="1008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8]-[.$B$17])*[.$H$5]" office:value-type="float" office:value="575.400000000002" calcext:value-type="float">
            <text:p>575,400</text:p>
          </table:table-cell>
          <table:table-cell table:style-name="ce108" table:formula="of:=([.C68]-[.$C$17])*[.$H$5]" office:value-type="float" office:value="85.7399999999993" calcext:value-type="float">
            <text:p>85,740</text:p>
          </table:table-cell>
          <table:table-cell table:style-name="ce108" table:formula="of:=([.D68]-[.$D$17])*[.$H$5]" office:value-type="float" office:value="174.24" calcext:value-type="float">
            <text:p>174,240</text:p>
          </table:table-cell>
          <table:table-cell table:style-name="ce93" table:formula="of:=TEXT([.H68]-[.H67];&quot;#,##k&quot;)" office:value-type="string" office:string-value="k" calcext:value-type="string">
            <text:p>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9" calcext:value-type="string">
            <text:p>14,9</text:p>
          </table:table-cell>
          <table:table-cell table:style-name="ce129" table:formula="of:=IF([.H68]/[.F68]*100&gt;15;TEXT([.H68]/[.F68]*100;&quot;##,## CZ&quot;);TEXT([.H68]/[.F68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7]/[.F67]*100)-([.H68]/[.F68]*100)" office:value-type="float" office:value="0.464883406539421" calcext:value-type="float">
            <text:p>0,46</text:p>
          </table:table-cell>
          <table:table-cell/>
          <table:table-cell table:formula="of:=[.F68]+([.H68]/2)" office:value-type="float" office:value="662.520000000002" calcext:value-type="float">
            <text:p>662,520000000002</text:p>
          </table:table-cell>
          <table:table-cell table:formula="of:=[.O68]/[.F68]" office:value-type="float" office:value="1.15140771637122" calcext:value-type="float">
            <text:p>1,15140771637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85.479999999996" calcext:value-type="float">
            <text:p>585,480</text:p>
          </table:table-cell>
          <table:table-cell table:style-name="ce108" table:formula="of:=([.C69]-[.$C$17])*[.$H$5]" office:value-type="float" office:value="87.1799999999993" calcext:value-type="float">
            <text:p>87,18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9]/[.F69]*100&gt;20;TEXT([.G69]/[.F69]*100;&quot;##,## CZ&quot;);TEXT([.G69]/[.F69]*100;&quot;##,##&quot;))" office:value-type="string" office:string-value="14,89" calcext:value-type="string">
            <text:p>14,89</text:p>
          </table:table-cell>
          <table:table-cell table:style-name="ce129" table:formula="of:=IF([.H69]/[.F69]*100&gt;15;TEXT([.H69]/[.F69]*100;&quot;##,## CZ&quot;);TEXT([.H69]/[.F69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68]/[.F68]*100)-([.H69]/[.F69]*100)" office:value-type="float" office:value="0.52134651261219" calcext:value-type="float">
            <text:p>0,52</text:p>
          </table:table-cell>
          <table:table-cell/>
          <table:table-cell table:formula="of:=[.F69]+([.H69]/2)" office:value-type="float" office:value="672.599999999996" calcext:value-type="float">
            <text:p>672,599999999996</text:p>
          </table:table-cell>
          <table:table-cell table:formula="of:=[.O69]/[.F69]" office:value-type="float" office:value="1.14880098380816" calcext:value-type="float">
            <text:p>1,1488009838081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0]-[.$B$17])*[.$H$5]" office:value-type="float" office:value="594.719999999995" calcext:value-type="float">
            <text:p>594,720</text:p>
          </table:table-cell>
          <table:table-cell table:style-name="ce85" table:formula="of:=([.C70]-[.$C$17])*[.$H$5]" office:value-type="float" office:value="89.1" calcext:value-type="float">
            <text:p>89,100</text:p>
          </table:table-cell>
          <table:table-cell table:style-name="ce85" table:formula="of:=([.D70]-[.$D$17])*[.$H$5]" office:value-type="float" office:value="174.24" calcext:value-type="float">
            <text:p>174,240</text:p>
          </table:table-cell>
          <table:table-cell table:style-name="ce98" table:formula="of:=TEXT([.H70]-[.H68];&quot;#,##k&quot;)" office:value-type="string" office:string-value="k" calcext:value-type="string">
            <text:p>k</text:p>
          </table:table-cell>
          <table:table-cell table:style-name="ce101" table:formula="of:=IF([.G70]/[.F70]*100&gt;20;TEXT([.G70]/[.F70]*100;&quot;##,## CZ&quot;);TEXT([.G70]/[.F70]*100;&quot;##,##&quot;))" office:value-type="string" office:string-value="14,98" calcext:value-type="string">
            <text:p>14,98</text:p>
          </table:table-cell>
          <table:table-cell table:style-name="ce129" table:formula="of:=IF([.H70]/[.F70]*100&gt;15;TEXT([.H70]/[.F70]*100;&quot;##,## CZ&quot;);TEXT([.H70]/[.F70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69]/[.F69]*100)-([.H70]/[.F70]*100)" office:value-type="float" office:value="0.462375938386927" calcext:value-type="float">
            <text:p>0,46</text:p>
          </table:table-cell>
          <table:table-cell table:style-name="ce198" table:formula="of:=SUM([.M68:.M70])" office:value-type="float" office:value="1.44860585753854" calcext:value-type="float">
            <text:p>1,45</text:p>
          </table:table-cell>
          <table:table-cell table:formula="of:=[.F70]+([.H70]/2)" office:value-type="float" office:value="681.839999999995" calcext:value-type="float">
            <text:p>681,839999999995</text:p>
          </table:table-cell>
          <table:table-cell table:formula="of:=[.O70]/[.F70]" office:value-type="float" office:value="1.14648910411622" calcext:value-type="float">
            <text:p>1,14648910411622</text:p>
          </table:table-cell>
          <table:table-cell table:number-columns-repeated="1008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1]-[.$B$17])*[.$H$5]" office:value-type="float" office:value="599.520000000005" calcext:value-type="float">
            <text:p>599,520</text:p>
          </table:table-cell>
          <table:table-cell table:style-name="ce85" table:formula="of:=([.C71]-[.$C$17])*[.$H$5]" office:value-type="float" office:value="92.6399999999998" calcext:value-type="float">
            <text:p>92,640</text:p>
          </table:table-cell>
          <table:table-cell table:style-name="ce85" table:formula="of:=([.D71]-[.$D$17])*[.$H$5]" office:value-type="float" office:value="174.24" calcext:value-type="float">
            <text:p>174,240</text:p>
          </table:table-cell>
          <table:table-cell table:style-name="ce93" table:formula="of:=TEXT([.H71]-[.H70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5,45" calcext:value-type="string">
            <text:p>15,45</text:p>
          </table:table-cell>
          <table:table-cell table:style-name="ce129" table:formula="of:=IF([.H71]/[.F71]*100&gt;15;TEXT([.H71]/[.F71]*100;&quot;##,## CZ&quot;);TEXT([.H71]/[.F71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0]/[.F70]*100)-([.H71]/[.F71]*100)" office:value-type="float" office:value="0.234570222764621" calcext:value-type="float">
            <text:p>0,23</text:p>
          </table:table-cell>
          <table:table-cell table:style-name="ce198" table:formula="of:=[.M71]" office:value-type="float" office:value="0.234570222764621" calcext:value-type="float">
            <text:p>0,23</text:p>
          </table:table-cell>
          <table:table-cell table:formula="of:=[.F71]+([.H71]/2)" office:value-type="float" office:value="686.640000000005" calcext:value-type="float">
            <text:p>686,640000000005</text:p>
          </table:table-cell>
          <table:table-cell table:formula="of:=[.O71]/[.F71]" office:value-type="float" office:value="1.1453162530024" calcext:value-type="float">
            <text:p>1,1453162530024</text:p>
          </table:table-cell>
          <table:table-cell table:number-columns-repeated="1008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2]-[.$B$17])*[.$H$5]" office:value-type="float" office:value="602.639999999999" calcext:value-type="float">
            <text:p>602,640</text:p>
          </table:table-cell>
          <table:table-cell table:style-name="ce108" table:formula="of:=([.C72]-[.$C$17])*[.$H$5]" office:value-type="float" office:value="93.4199999999993" calcext:value-type="float">
            <text:p>93,420</text:p>
          </table:table-cell>
          <table:table-cell table:style-name="ce108" table:formula="of:=([.D72]-[.$D$17])*[.$H$5]" office:value-type="float" office:value="174.24" calcext:value-type="float">
            <text:p>174,240</text:p>
          </table:table-cell>
          <table:table-cell table:style-name="ce93" table:formula="of:=TEXT([.H72]-[.H71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5,5" calcext:value-type="string">
            <text:p>15,5</text:p>
          </table:table-cell>
          <table:table-cell table:style-name="ce129" table:formula="of:=IF([.H72]/[.F72]*100&gt;15;TEXT([.H72]/[.F72]*100;&quot;##,## CZ&quot;);TEXT([.H72]/[.F72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1]/[.F71]*100)-([.H72]/[.F72]*100)" office:value-type="float" office:value="0.150466848986685" calcext:value-type="float">
            <text:p>0,15</text:p>
          </table:table-cell>
          <table:table-cell/>
          <table:table-cell table:formula="of:=[.F72]+([.H72]/2)" office:value-type="float" office:value="689.759999999999" calcext:value-type="float">
            <text:p>689,759999999999</text:p>
          </table:table-cell>
          <table:table-cell table:formula="of:=[.O72]/[.F72]" office:value-type="float" office:value="1.14456391875747" calcext:value-type="float">
            <text:p>1,144563918757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3]-[.$B$17])*[.$H$5]" office:value-type="float" office:value="619.140000000004" calcext:value-type="float">
            <text:p>619,140</text:p>
          </table:table-cell>
          <table:table-cell table:style-name="ce108" table:formula="of:=([.C73]-[.$C$17])*[.$H$5]" office:value-type="float" office:value="97.68" calcext:value-type="float">
            <text:p>97,68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5,78" calcext:value-type="string">
            <text:p>15,78</text:p>
          </table:table-cell>
          <table:table-cell table:style-name="ce129" table:formula="of:=IF([.H73]/[.F73]*100&gt;15;TEXT([.H73]/[.F73]*100;&quot;##,## CZ&quot;);TEXT([.H73]/[.F73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2]/[.F72]*100)-([.H73]/[.F73]*100)" office:value-type="float" office:value="0.770521904415478" calcext:value-type="float">
            <text:p>0,77</text:p>
          </table:table-cell>
          <table:table-cell/>
          <table:table-cell table:formula="of:=[.F73]+([.H73]/2)" office:value-type="float" office:value="706.260000000004" calcext:value-type="float">
            <text:p>706,260000000004</text:p>
          </table:table-cell>
          <table:table-cell table:formula="of:=[.O73]/[.F73]" office:value-type="float" office:value="1.14071130923539" calcext:value-type="float">
            <text:p>1,1407113092353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4]-[.$B$17])*[.$H$5]" office:value-type="float" office:value="633.959999999995" calcext:value-type="float">
            <text:p>633,960</text:p>
          </table:table-cell>
          <table:table-cell table:style-name="ce85" table:formula="of:=([.C74]-[.$C$17])*[.$H$5]" office:value-type="float" office:value="109.679999999999" calcext:value-type="float">
            <text:p>109,680</text:p>
          </table:table-cell>
          <table:table-cell table:style-name="ce85" table:formula="of:=([.D74]-[.$D$17])*[.$H$5]" office:value-type="float" office:value="174.24" calcext:value-type="float">
            <text:p>174,240</text:p>
          </table:table-cell>
          <table:table-cell table:style-name="ce98" table:formula="of:=TEXT([.H74]-[.H71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7,3" calcext:value-type="string">
            <text:p>17,3</text:p>
          </table:table-cell>
          <table:table-cell table:style-name="ce129" table:formula="of:=IF([.H74]/[.F74]*100&gt;15;TEXT([.H74]/[.F74]*100;&quot;##,## CZ&quot;);TEXT([.H74]/[.F74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3]/[.F73]*100)-([.H74]/[.F74]*100)" office:value-type="float" office:value="0.657877974278239" calcext:value-type="float">
            <text:p>0,66</text:p>
          </table:table-cell>
          <table:table-cell table:style-name="ce198" table:formula="of:=SUM([.M72:.M74])" office:value-type="float" office:value="1.5788667276804" calcext:value-type="float">
            <text:p>1,58</text:p>
          </table:table-cell>
          <table:table-cell table:formula="of:=[.F74]+([.H74]/2)" office:value-type="float" office:value="721.079999999995" calcext:value-type="float">
            <text:p>721,079999999995</text:p>
          </table:table-cell>
          <table:table-cell table:formula="of:=[.O74]/[.F74]" office:value-type="float" office:value="1.137421919364" calcext:value-type="float">
            <text:p>1,137421919364</text:p>
          </table:table-cell>
          <table:table-cell table:number-columns-repeated="1008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39.240000000007" calcext:value-type="float">
            <text:p>639,240</text:p>
          </table:table-cell>
          <table:table-cell table:style-name="ce108" table:formula="of:=([.C75]-[.$C$17])*[.$H$5]" office:value-type="float" office:value="113.4" calcext:value-type="float">
            <text:p>113,4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93" table:formula="of:=TEXT([.H75]-[.H74];&quot;#,##k&quot;)" office:value-type="string" office:string-value="k" calcext:value-type="string">
            <text:p>k</text:p>
          </table:table-cell>
          <table:table-cell table:style-name="ce101" table:formula="of:=IF([.G75]/[.F75]*100&gt;20;TEXT([.G75]/[.F75]*100;&quot;##,## CZ&quot;);TEXT([.G75]/[.F75]*100;&quot;##,##&quot;))" office:value-type="string" office:string-value="17,74" calcext:value-type="string">
            <text:p>17,74</text:p>
          </table:table-cell>
          <table:table-cell table:style-name="ce129" table:formula="of:=IF([.H75]/[.F75]*100&gt;15;TEXT([.H75]/[.F75]*100;&quot;##,## CZ&quot;);TEXT([.H75]/[.F75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4]/[.F74]*100)-([.H75]/[.F75]*100)" office:value-type="float" office:value="0.227015748152027" calcext:value-type="float">
            <text:p>0,23</text:p>
          </table:table-cell>
          <table:table-cell table:style-name="ce188"/>
          <table:table-cell table:formula="of:=[.F75]+([.H75]/2)" office:value-type="float" office:value="726.360000000007" calcext:value-type="float">
            <text:p>726,360000000007</text:p>
          </table:table-cell>
          <table:table-cell table:formula="of:=[.O75]/[.F75]" office:value-type="float" office:value="1.13628684062324" calcext:value-type="float">
            <text:p>1,1362868406232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6]-[.$B$17])*[.$H$5]" office:value-type="float" office:value="649.32" calcext:value-type="float">
            <text:p>649,320</text:p>
          </table:table-cell>
          <table:table-cell table:style-name="ce108" table:formula="of:=([.C76]-[.$C$17])*[.$H$5]" office:value-type="float" office:value="113.639999999999" calcext:value-type="float">
            <text:p>113,640</text:p>
          </table:table-cell>
          <table:table-cell table:style-name="ce108" table:formula="of:=([.D76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7,5" calcext:value-type="string">
            <text:p>17,5</text:p>
          </table:table-cell>
          <table:table-cell table:style-name="ce129" table:formula="of:=IF([.H76]/[.F76]*100&gt;15;TEXT([.H76]/[.F76]*100;&quot;##,## CZ&quot;);TEXT([.H76]/[.F76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5]/[.F75]*100)-([.H76]/[.F76]*100)" office:value-type="float" office:value="0.413901113004819" calcext:value-type="float">
            <text:p>0,41</text:p>
          </table:table-cell>
          <table:table-cell table:style-name="Default"/>
          <table:table-cell table:formula="of:=[.F76]+([.H76]/2)" office:value-type="float" office:value="736.47" calcext:value-type="float">
            <text:p>736,47</text:p>
          </table:table-cell>
          <table:table-cell table:formula="of:=[.O76]/[.F76]" office:value-type="float" office:value="1.13421733505821" calcext:value-type="float">
            <text:p>1,134217335058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7]-[.$B$17])*[.$H$5]" office:value-type="float" office:value="655.08" calcext:value-type="float">
            <text:p>655,080</text:p>
          </table:table-cell>
          <table:table-cell table:style-name="ce108" table:formula="of:=([.C77]-[.$C$17])*[.$H$5]" office:value-type="float" office:value="113.999999999999" calcext:value-type="float">
            <text:p>114,000</text:p>
          </table:table-cell>
          <table:table-cell table:style-name="ce108" table:formula="of:=([.D77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7,4" calcext:value-type="string">
            <text:p>17,4</text:p>
          </table:table-cell>
          <table:table-cell table:style-name="ce129" table:formula="of:=IF([.H77]/[.F77]*100&gt;15;TEXT([.H77]/[.F77]*100;&quot;##,## CZ&quot;);TEXT([.H77]/[.F77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6]/[.F76]*100)-([.H77]/[.F77]*100)" office:value-type="float" office:value="0.236029752071609" calcext:value-type="float">
            <text:p>0,24</text:p>
          </table:table-cell>
          <table:table-cell/>
          <table:table-cell table:formula="of:=[.F77]+([.H77]/2)" office:value-type="float" office:value="742.23" calcext:value-type="float">
            <text:p>742,23</text:p>
          </table:table-cell>
          <table:table-cell table:formula="of:=[.O77]/[.F77]" office:value-type="float" office:value="1.13303718629786" calcext:value-type="float">
            <text:p>1,133037186297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78]-[.$B$17])*[.$H$5]" office:value-type="float" office:value="661.920000000002" calcext:value-type="float">
            <text:p>661,920</text:p>
          </table:table-cell>
          <table:table-cell table:style-name="ce85" table:formula="of:=([.C78]-[.$C$17])*[.$H$5]" office:value-type="float" office:value="114.06" calcext:value-type="float">
            <text:p>114,060</text:p>
          </table:table-cell>
          <table:table-cell table:style-name="ce85" table:formula="of:=([.D78]-[.$D$17])*[.$H$5]" office:value-type="float" office:value="174.72" calcext:value-type="float">
            <text:p>174,720</text:p>
          </table:table-cell>
          <table:table-cell table:style-name="ce98" table:formula="of:=TEXT([.H78]-[.H74];&quot;#,##k&quot;)" office:value-type="string" office:string-value=",48k" calcext:value-type="string">
            <text:p>,48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23" calcext:value-type="string">
            <text:p>17,23</text:p>
          </table:table-cell>
          <table:table-cell table:style-name="ce151" table:formula="of:=IF([.H78]/[.F78]*100&gt;15;TEXT([.H78]/[.F78]*100;&quot;##,## CZ&quot;);TEXT([.H78]/[.F78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7]/[.F77]*100)-([.H78]/[.F78]*100)" office:value-type="float" office:value="0.211498173277029" calcext:value-type="float">
            <text:p>0,21</text:p>
          </table:table-cell>
          <table:table-cell table:style-name="ce198" table:formula="of:=SUM([.M75:.M78])" office:value-type="float" office:value="1.08844478650548" calcext:value-type="float">
            <text:p>1,09</text:p>
          </table:table-cell>
          <table:table-cell table:formula="of:=[.F78]+([.H78]/2)" office:value-type="float" office:value="749.280000000002" calcext:value-type="float">
            <text:p>749,280000000002</text:p>
          </table:table-cell>
          <table:table-cell table:formula="of:=[.O78]/[.F78]" office:value-type="float" office:value="1.13197969543147" calcext:value-type="float">
            <text:p>1,13197969543147</text:p>
          </table:table-cell>
          <table:table-cell table:number-columns-repeated="1008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79]-[.$B$17])*[.$H$5]" office:value-type="float" office:value="668.280000000002" calcext:value-type="float">
            <text:p>668,280</text:p>
          </table:table-cell>
          <table:table-cell table:style-name="ce108" table:formula="of:=([.C79]-[.$C$17])*[.$H$5]" office:value-type="float" office:value="115.08" calcext:value-type="float">
            <text:p>115,080</text:p>
          </table:table-cell>
          <table:table-cell table:style-name="ce108" table:formula="of:=([.D79]-[.$D$17])*[.$H$5]" office:value-type="float" office:value="174.84" calcext:value-type="float">
            <text:p>174,840</text:p>
          </table:table-cell>
          <table:table-cell table:style-name="ce93" table:formula="of:=TEXT([.H79]-[.H78];&quot;#,##k&quot;)" office:value-type="string" office:string-value=",12k" calcext:value-type="string">
            <text:p>,12k</text:p>
          </table:table-cell>
          <table:table-cell table:style-name="ce101" table:formula="of:=IF([.G79]/[.F79]*100&gt;20;TEXT([.G79]/[.F79]*100;&quot;##,## CZ&quot;);TEXT([.G79]/[.F79]*100;&quot;##,##&quot;))" office:value-type="string" office:string-value="17,22" calcext:value-type="string">
            <text:p>17,22</text:p>
          </table:table-cell>
          <table:table-cell table:style-name="ce129" table:formula="of:=IF([.H79]/[.F79]*100&gt;15;TEXT([.H79]/[.F79]*100;&quot;##,## CZ&quot;);TEXT([.H79]/[.F79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8]/[.F78]*100)-([.H79]/[.F79]*100)" office:value-type="float" office:value="0.233252787138337" calcext:value-type="float">
            <text:p>0,23</text:p>
          </table:table-cell>
          <table:table-cell table:style-name="Default"/>
          <table:table-cell table:formula="of:=[.F79]+([.H79]/2)" office:value-type="float" office:value="755.700000000002" calcext:value-type="float">
            <text:p>755,700000000002</text:p>
          </table:table-cell>
          <table:table-cell table:formula="of:=[.O79]/[.F79]" office:value-type="float" office:value="1.13081343149578" calcext:value-type="float">
            <text:p>1,1308134314957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0]-[.$B$17])*[.$H$5]" office:value-type="float" office:value="688.920000000005" calcext:value-type="float">
            <text:p>688,920</text:p>
          </table:table-cell>
          <table:table-cell table:style-name="ce108" table:formula="of:=([.C80]-[.$C$17])*[.$H$5]" office:value-type="float" office:value="116.7" calcext:value-type="float">
            <text:p>116,700</text:p>
          </table:table-cell>
          <table:table-cell table:style-name="ce108" table:formula="of:=([.D80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6,94" calcext:value-type="string">
            <text:p>16,94</text:p>
          </table:table-cell>
          <table:table-cell table:style-name="ce129" table:formula="of:=IF([.H80]/[.F80]*100&gt;15;TEXT([.H80]/[.F80]*100;&quot;##,## CZ&quot;);TEXT([.H80]/[.F80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9]/[.F79]*100)-([.H80]/[.F80]*100)" office:value-type="float" office:value="0.705448884071664" calcext:value-type="float">
            <text:p>0,71</text:p>
          </table:table-cell>
          <table:table-cell/>
          <table:table-cell table:formula="of:=[.F80]+([.H80]/2)" office:value-type="float" office:value="776.610000000005" calcext:value-type="float">
            <text:p>776,610000000005</text:p>
          </table:table-cell>
          <table:table-cell table:formula="of:=[.O80]/[.F80]" office:value-type="float" office:value="1.12728618707542" calcext:value-type="float">
            <text:p>1,127286187075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1]-[.$B$17])*[.$H$5]" office:value-type="float" office:value="695.940000000003" calcext:value-type="float">
            <text:p>695,940</text:p>
          </table:table-cell>
          <table:table-cell table:style-name="ce108" table:formula="of:=([.C81]-[.$C$17])*[.$H$5]" office:value-type="float" office:value="116.819999999999" calcext:value-type="float">
            <text:p>116,820</text:p>
          </table:table-cell>
          <table:table-cell table:style-name="ce108" table:formula="of:=([.D81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6,79" calcext:value-type="string">
            <text:p>16,79</text:p>
          </table:table-cell>
          <table:table-cell table:style-name="ce129" table:formula="of:=IF([.H81]/[.F81]*100&gt;15;TEXT([.H81]/[.F81]*100;&quot;##,## CZ&quot;);TEXT([.H81]/[.F81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0]/[.F80]*100)-([.H81]/[.F81]*100)" office:value-type="float" office:value="0.2481676676924" calcext:value-type="float">
            <text:p>0,25</text:p>
          </table:table-cell>
          <table:table-cell table:style-name="Default"/>
          <table:table-cell table:formula="of:=[.F81]+([.H81]/2)" office:value-type="float" office:value="783.660000000003" calcext:value-type="float">
            <text:p>783,660000000003</text:p>
          </table:table-cell>
          <table:table-cell table:formula="of:=[.O81]/[.F81]" office:value-type="float" office:value="1.12604534873696" calcext:value-type="float">
            <text:p>1,126045348736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2]-[.$B$17])*[.$H$5]" office:value-type="float" office:value="699.420000000002" calcext:value-type="float">
            <text:p>699,420</text:p>
          </table:table-cell>
          <table:table-cell table:style-name="ce85" table:formula="of:=([.C82]-[.$C$17])*[.$H$5]" office:value-type="float" office:value="117.6" calcext:value-type="float">
            <text:p>117,600</text:p>
          </table:table-cell>
          <table:table-cell table:style-name="ce85" table:formula="of:=([.D82]-[.$D$17])*[.$H$5]" office:value-type="float" office:value="175.74" calcext:value-type="float">
            <text:p>175,740</text:p>
          </table:table-cell>
          <table:table-cell table:style-name="ce98" table:formula="of:=TEXT([.H82]-[.H78];&quot;#,##k&quot;)" office:value-type="string" office:string-value="1,02k" calcext:value-type="string">
            <text:p>1,02k</text:p>
          </table:table-cell>
          <table:table-cell table:style-name="ce135" table:formula="of:=IF([.G82]/[.F82]*100&gt;20;TEXT([.G82]/[.F82]*100;&quot;##,## CZ&quot;);TEXT([.G82]/[.F82]*100;&quot;##,##&quot;))" office:value-type="string" office:string-value="16,81" calcext:value-type="string">
            <text:p>16,81</text:p>
          </table:table-cell>
          <table:table-cell table:style-name="ce151" table:formula="of:=IF([.H82]/[.F82]*100&gt;15;TEXT([.H82]/[.F82]*100;&quot;##,## CZ&quot;);TEXT([.H82]/[.F82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0825363339923015" calcext:value-type="float">
            <text:p>0,08</text:p>
          </table:table-cell>
          <table:table-cell table:style-name="ce198" table:formula="of:=SUM([.M79:.M82])" office:value-type="float" office:value="1.2694056728947" calcext:value-type="float">
            <text:p>1,27</text:p>
          </table:table-cell>
          <table:table-cell table:formula="of:=[.F82]+([.H82]/2)" office:value-type="float" office:value="787.290000000002" calcext:value-type="float">
            <text:p>787,290000000002</text:p>
          </table:table-cell>
          <table:table-cell table:formula="of:=[.O82]/[.F82]" office:value-type="float" office:value="1.125632667067" calcext:value-type="float">
            <text:p>1,125632667067</text:p>
          </table:table-cell>
          <table:table-cell table:number-columns-repeated="1008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3]-[.$B$17])*[.$H$5]" office:value-type="float" office:value="705.3" calcext:value-type="float">
            <text:p>705,300</text:p>
          </table:table-cell>
          <table:table-cell table:style-name="ce108" table:formula="of:=([.C83]-[.$C$17])*[.$H$5]" office:value-type="float" office:value="119.519999999999" calcext:value-type="float">
            <text:p>119,520</text:p>
          </table:table-cell>
          <table:table-cell table:style-name="ce108" table:formula="of:=([.D83]-[.$D$17])*[.$H$5]" office:value-type="float" office:value="175.74" calcext:value-type="float">
            <text:p>175,7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6,95" calcext:value-type="string">
            <text:p>16,95</text:p>
          </table:table-cell>
          <table:table-cell table:style-name="ce129" table:formula="of:=IF([.H83]/[.F83]*100&gt;15;TEXT([.H83]/[.F83]*100;&quot;##,## CZ&quot;);TEXT([.H83]/[.F83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09476841727955" calcext:value-type="float">
            <text:p>0,21</text:p>
          </table:table-cell>
          <table:table-cell table:style-name="Default"/>
          <table:table-cell table:formula="of:=[.F83]+([.H83]/2)" office:value-type="float" office:value="793.17" calcext:value-type="float">
            <text:p>793,17</text:p>
          </table:table-cell>
          <table:table-cell table:formula="of:=[.O83]/[.F83]" office:value-type="float" office:value="1.12458528285836" calcext:value-type="float">
            <text:p>1,1245852828583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4]-[.$B$17])*[.$H$5]" office:value-type="float" office:value="721.380000000002" calcext:value-type="float">
            <text:p>721,380</text:p>
          </table:table-cell>
          <table:table-cell table:style-name="ce108" table:formula="of:=([.C84]-[.$C$17])*[.$H$5]" office:value-type="float" office:value="119.82" calcext:value-type="float">
            <text:p>119,820</text:p>
          </table:table-cell>
          <table:table-cell table:style-name="ce108" table:formula="of:=([.D84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61" calcext:value-type="string">
            <text:p>16,61</text:p>
          </table:table-cell>
          <table:table-cell table:style-name="ce129" table:formula="of:=IF([.H84]/[.F84]*100&gt;15;TEXT([.H84]/[.F84]*100;&quot;##,## CZ&quot;);TEXT([.H84]/[.F84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3]/[.F83]*100)-([.H84]/[.F84]*100)" office:value-type="float" office:value="0.538781598703192" calcext:value-type="float">
            <text:p>0,54</text:p>
          </table:table-cell>
          <table:table-cell/>
          <table:table-cell table:formula="of:=[.F84]+([.H84]/2)" office:value-type="float" office:value="809.310000000002" calcext:value-type="float">
            <text:p>809,310000000002</text:p>
          </table:table-cell>
          <table:table-cell table:formula="of:=[.O84]/[.F84]" office:value-type="float" office:value="1.12189137486484" calcext:value-type="float">
            <text:p>1,12189137486484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5]-[.$B$17])*[.$H$5]" office:value-type="float" office:value="730.500000000004" calcext:value-type="float">
            <text:p>730,500</text:p>
          </table:table-cell>
          <table:table-cell table:style-name="ce85" table:formula="of:=([.C85]-[.$C$17])*[.$H$5]" office:value-type="float" office:value="119.94" calcext:value-type="float">
            <text:p>119,940</text:p>
          </table:table-cell>
          <table:table-cell table:style-name="ce85" table:formula="of:=([.D85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5]/[.F85]*100&gt;20;TEXT([.G85]/[.F85]*100;&quot;##,## CZ&quot;);TEXT([.G85]/[.F85]*100;&quot;##,##&quot;))" office:value-type="string" office:string-value="16,42" calcext:value-type="string">
            <text:p>16,42</text:p>
          </table:table-cell>
          <table:table-cell table:style-name="ce151" table:formula="of:=IF([.H85]/[.F85]*100&gt;15;TEXT([.H85]/[.F85]*100;&quot;##,## CZ&quot;);TEXT([.H85]/[.F85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4]/[.F84]*100)-([.H85]/[.F85]*100)" office:value-type="float" office:value="0.28792589699324" calcext:value-type="float">
            <text:p>0,29</text:p>
          </table:table-cell>
          <table:table-cell table:style-name="ce198" table:formula="of:=SUM([.M83:.M85])" office:value-type="float" office:value="1.03618433742439" calcext:value-type="float">
            <text:p>1,04</text:p>
          </table:table-cell>
          <table:table-cell table:formula="of:=[.F85]+([.H85]/2)" office:value-type="float" office:value="818.490000000004" calcext:value-type="float">
            <text:p>818,490000000004</text:p>
          </table:table-cell>
          <table:table-cell table:formula="of:=[.O85]/[.F85]" office:value-type="float" office:value="1.12045174537988" calcext:value-type="float">
            <text:p>1,12045174537988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6]-[.$B$17])*[.$H$5]" office:value-type="float" office:value="748.860000000007" calcext:value-type="float">
            <text:p>748,860</text:p>
          </table:table-cell>
          <table:table-cell table:style-name="ce108" table:formula="of:=([.C86]-[.$C$17])*[.$H$5]" office:value-type="float" office:value="125.16" calcext:value-type="float">
            <text:p>125,160</text:p>
          </table:table-cell>
          <table:table-cell table:style-name="ce108" table:formula="of:=([.D86]-[.$D$17])*[.$H$5]" office:value-type="float" office:value="175.98" calcext:value-type="float">
            <text:p>175,980</text:p>
          </table:table-cell>
          <table:table-cell table:style-name="ce93" table:formula="of:=TEXT([.H86]-[.H85];&quot;#,##k&quot;)" office:value-type="string" office:string-value="k" calcext:value-type="string">
            <text:p>k</text:p>
          </table:table-cell>
          <table:table-cell table:style-name="ce101" table:formula="of:=IF([.G86]/[.F86]*100&gt;20;TEXT([.G86]/[.F86]*100;&quot;##,## CZ&quot;);TEXT([.G86]/[.F86]*100;&quot;##,##&quot;))" office:value-type="string" office:string-value="16,71" calcext:value-type="string">
            <text:p>16,71</text:p>
          </table:table-cell>
          <table:table-cell table:style-name="ce129" table:formula="of:=IF([.H86]/[.F86]*100&gt;15;TEXT([.H86]/[.F86]*100;&quot;##,## CZ&quot;);TEXT([.H86]/[.F86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590629502223326" calcext:value-type="float">
            <text:p>0,59</text:p>
          </table:table-cell>
          <table:table-cell/>
          <table:table-cell table:formula="of:=[.F86]+([.H86]/2)" office:value-type="float" office:value="836.850000000007" calcext:value-type="float">
            <text:p>836,850000000007</text:p>
          </table:table-cell>
          <table:table-cell table:formula="of:=[.O86]/[.F86]" office:value-type="float" office:value="1.11749859786876" calcext:value-type="float">
            <text:p>1,1174985978687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7]-[.$B$17])*[.$H$5]" office:value-type="float" office:value="765.359999999998" calcext:value-type="float">
            <text:p>765,360</text:p>
          </table:table-cell>
          <table:table-cell table:style-name="ce85" table:formula="of:=([.C87]-[.$C$17])*[.$H$5]" office:value-type="float" office:value="126.6" calcext:value-type="float">
            <text:p>126,600</text:p>
          </table:table-cell>
          <table:table-cell table:style-name="ce85" table:formula="of:=([.D87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7]/[.F87]*100&gt;20;TEXT([.G87]/[.F87]*100;&quot;##,## CZ&quot;);TEXT([.G87]/[.F87]*100;&quot;##,##&quot;))" office:value-type="string" office:string-value="16,54" calcext:value-type="string">
            <text:p>16,54</text:p>
          </table:table-cell>
          <table:table-cell table:style-name="ce151" table:formula="of:=IF([.H87]/[.F87]*100&gt;15;TEXT([.H87]/[.F87]*100;&quot;##,## CZ&quot;);TEXT([.H87]/[.F87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506618288082358" calcext:value-type="float">
            <text:p>0,51</text:p>
          </table:table-cell>
          <table:table-cell table:style-name="ce198" table:formula="of:=SUM([.M86:.M88])" office:value-type="float" office:value="1.34193797692067" calcext:value-type="float">
            <text:p>1,34</text:p>
          </table:table-cell>
          <table:table-cell table:formula="of:=[.F87]+([.H87]/2)" office:value-type="float" office:value="853.349999999998" calcext:value-type="float">
            <text:p>853,349999999998</text:p>
          </table:table-cell>
          <table:table-cell table:formula="of:=[.O87]/[.F87]" office:value-type="float" office:value="1.11496550642835" calcext:value-type="float">
            <text:p>1,11496550642835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8]-[.$B$17])*[.$H$5]" office:value-type="float" office:value="774.119999999996" calcext:value-type="float">
            <text:p>774,120</text:p>
          </table:table-cell>
          <table:table-cell table:style-name="ce108" table:formula="of:=([.C88]-[.$C$17])*[.$H$5]" office:value-type="float" office:value="128.88" calcext:value-type="float">
            <text:p>128,880</text:p>
          </table:table-cell>
          <table:table-cell table:style-name="ce108" table:formula="of:=([.D88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5" calcext:value-type="string">
            <text:p>16,65</text:p>
          </table:table-cell>
          <table:table-cell table:style-name="ce129" table:formula="of:=IF([.H88]/[.F88]*100&gt;15;TEXT([.H88]/[.F88]*100;&quot;##,## CZ&quot;);TEXT([.H88]/[.F88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87]/[.F87]*100)-([.H88]/[.F88]*100)" office:value-type="float" office:value="0.244690186614985" calcext:value-type="float">
            <text:p>0,24</text:p>
          </table:table-cell>
          <table:table-cell table:style-name="Default"/>
          <table:table-cell table:formula="of:=[.F88]+([.H88]/2)" office:value-type="float" office:value="862.169999999996" calcext:value-type="float">
            <text:p>862,169999999996</text:p>
          </table:table-cell>
          <table:table-cell table:formula="of:=[.O88]/[.F88]" office:value-type="float" office:value="1.11374205549527" calcext:value-type="float">
            <text:p>1,1137420554952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89]-[.$B$17])*[.$H$5]" office:value-type="float" office:value="789.119999999996" calcext:value-type="float">
            <text:p>789,120</text:p>
          </table:table-cell>
          <table:table-cell table:style-name="ce108" table:formula="of:=([.C89]-[.$C$17])*[.$H$5]" office:value-type="float" office:value="129.18" calcext:value-type="float">
            <text:p>129,180</text:p>
          </table:table-cell>
          <table:table-cell table:style-name="ce108" table:formula="of:=([.D8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37" calcext:value-type="string">
            <text:p>16,37</text:p>
          </table:table-cell>
          <table:table-cell table:style-name="ce129" table:formula="of:=IF([.H89]/[.F89]*100&gt;15;TEXT([.H89]/[.F89]*100;&quot;##,## CZ&quot;);TEXT([.H89]/[.F89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379189687862219" calcext:value-type="float">
            <text:p>0,38</text:p>
          </table:table-cell>
          <table:table-cell/>
          <table:table-cell table:formula="of:=[.F89]+([.H89]/2)" office:value-type="float" office:value="877.379999999996" calcext:value-type="float">
            <text:p>877,379999999996</text:p>
          </table:table-cell>
          <table:table-cell table:formula="of:=[.O89]/[.F89]" office:value-type="float" office:value="1.11184610705596" calcext:value-type="float">
            <text:p>1,111846107055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96.200000000006" calcext:value-type="float">
            <text:p>796,200</text:p>
          </table:table-cell>
          <table:table-cell table:style-name="ce85" table:formula="of:=([.C90]-[.$C$17])*[.$H$5]" office:value-type="float" office:value="130.86" calcext:value-type="float">
            <text:p>130,860</text:p>
          </table:table-cell>
          <table:table-cell table:style-name="ce85" table:formula="of:=([.D9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4" calcext:value-type="string">
            <text:p>16,44</text:p>
          </table:table-cell>
          <table:table-cell table:style-name="ce151" table:formula="of:=IF([.H90]/[.F90]*100&gt;15;TEXT([.H90]/[.F90]*100;&quot;##,## CZ&quot;);TEXT([.H90]/[.F90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198912443596413" calcext:value-type="float">
            <text:p>0,20</text:p>
          </table:table-cell>
          <table:table-cell table:style-name="ce198" table:formula="of:=SUM([.M88:.M90])" office:value-type="float" office:value="0.822792318073617" calcext:value-type="float">
            <text:p>0,82</text:p>
          </table:table-cell>
          <table:table-cell table:formula="of:=[.F90]+([.H90]/2)" office:value-type="float" office:value="884.460000000006" calcext:value-type="float">
            <text:p>884,460000000006</text:p>
          </table:table-cell>
          <table:table-cell table:formula="of:=[.O90]/[.F90]" office:value-type="float" office:value="1.11085154483798" calcext:value-type="float">
            <text:p>1,11085154483798</text:p>
          </table:table-cell>
          <table:table-cell table:number-columns-repeated="1008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1]-[.$B$17])*[.$H$5]" office:value-type="float" office:value="803.880000000001" calcext:value-type="float">
            <text:p>803,880</text:p>
          </table:table-cell>
          <table:table-cell table:style-name="ce108" table:formula="of:=([.C91]-[.$C$17])*[.$H$5]" office:value-type="float" office:value="134.339999999999" calcext:value-type="float">
            <text:p>134,340</text:p>
          </table:table-cell>
          <table:table-cell table:style-name="ce108" table:formula="of:=([.D9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0]/[.F90]*100)-([.H91]/[.F91]*100)" office:value-type="float" office:value="0.211807698749865" calcext:value-type="float">
            <text:p>0,21</text:p>
          </table:table-cell>
          <table:table-cell/>
          <table:table-cell table:formula="of:=[.F91]+([.H91]/2)" office:value-type="float" office:value="892.140000000001" calcext:value-type="float">
            <text:p>892,140000000001</text:p>
          </table:table-cell>
          <table:table-cell table:formula="of:=[.O91]/[.F91]" office:value-type="float" office:value="1.10979250634423" calcext:value-type="float">
            <text:p>1,1097925063442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823.860000000007" calcext:value-type="float">
            <text:p>823,860</text:p>
          </table:table-cell>
          <table:table-cell table:style-name="ce85" table:formula="of:=([.C92]-[.$C$17])*[.$H$5]" office:value-type="float" office:value="137.879999999999" calcext:value-type="float">
            <text:p>137,880</text:p>
          </table:table-cell>
          <table:table-cell table:style-name="ce85" table:formula="of:=([.D9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74" calcext:value-type="string">
            <text:p>16,74</text:p>
          </table:table-cell>
          <table:table-cell table:style-name="ce151" table:formula="of:=IF([.H92]/[.F92]*100&gt;15;TEXT([.H92]/[.F92]*100;&quot;##,## CZ&quot;);TEXT([.H92]/[.F92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1]/[.F91]*100)-([.H92]/[.F92]*100)" office:value-type="float" office:value="0.532530836976733" calcext:value-type="float">
            <text:p>0,53</text:p>
          </table:table-cell>
          <table:table-cell table:style-name="ce198" table:formula="of:=SUM([.M91:.M92])" office:value-type="float" office:value="0.744338535726598" calcext:value-type="float">
            <text:p>0,74</text:p>
          </table:table-cell>
          <table:table-cell table:formula="of:=[.F92]+([.H92]/2)" office:value-type="float" office:value="912.120000000007" calcext:value-type="float">
            <text:p>912,120000000007</text:p>
          </table:table-cell>
          <table:table-cell table:formula="of:=[.O92]/[.F92]" office:value-type="float" office:value="1.10712985215935" calcext:value-type="float">
            <text:p>1,10712985215935</text:p>
          </table:table-cell>
          <table:table-cell table:number-columns-repeated="1008"/>
        </table:table-row>
        <table:table-row table:style-name="ro3">
          <table:table-cell office:value-type="date" office:date-value="2021-12-28" calcext:value-type="date">
            <text:p>28.Ara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3]-[.$B$17])*[.$H$5]" office:value-type="float" office:value="832.020000000005" calcext:value-type="float">
            <text:p>832,020</text:p>
          </table:table-cell>
          <table:table-cell table:style-name="ce108" table:formula="of:=([.C93]-[.$C$17])*[.$H$5]" office:value-type="float" office:value="140.46" calcext:value-type="float">
            <text:p>140,460</text:p>
          </table:table-cell>
          <table:table-cell table:style-name="ce108" table:formula="of:=([.D9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88" calcext:value-type="string">
            <text:p>16,88</text:p>
          </table:table-cell>
          <table:table-cell table:style-name="ce129" table:formula="of:=IF([.H93]/[.F93]*100&gt;15;TEXT([.H93]/[.F93]*100;&quot;##,## CZ&quot;);TEXT([.H93]/[.F93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2]/[.F92]*100)-([.H93]/[.F93]*100)" office:value-type="float" office:value="0.210134274084769" calcext:value-type="float">
            <text:p>0,21</text:p>
          </table:table-cell>
          <table:table-cell/>
          <table:table-cell table:formula="of:=[.F93]+([.H93]/2)" office:value-type="float" office:value="920.280000000005" calcext:value-type="float">
            <text:p>920,280000000005</text:p>
          </table:table-cell>
          <table:table-cell table:formula="of:=[.O93]/[.F93]" office:value-type="float" office:value="1.10607918078892" calcext:value-type="float">
            <text:p>1,1060791807889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4]-[.$B$17])*[.$H$5]" office:value-type="float" office:value="857.759999999996" calcext:value-type="float">
            <text:p>857,760</text:p>
          </table:table-cell>
          <table:table-cell table:style-name="ce85" table:formula="of:=([.C94]-[.$C$17])*[.$H$5]" office:value-type="float" office:value="143.58" calcext:value-type="float">
            <text:p>143,580</text:p>
          </table:table-cell>
          <table:table-cell table:style-name="ce85" table:formula="of:=([.D9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4]/[.F94]*100&gt;20;TEXT([.G94]/[.F94]*100;&quot;##,## CZ&quot;);TEXT([.G94]/[.F94]*100;&quot;##,##&quot;))" office:value-type="string" office:string-value="16,74" calcext:value-type="string">
            <text:p>16,74</text:p>
          </table:table-cell>
          <table:table-cell table:style-name="ce151" table:formula="of:=IF([.H94]/[.F94]*100&gt;15;TEXT([.H94]/[.F94]*100;&quot;##,## CZ&quot;);TEXT([.H94]/[.F94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3]/[.F93]*100)-([.H94]/[.F94]*100)" office:value-type="float" office:value="0.636653169535997" calcext:value-type="float">
            <text:p>0,64</text:p>
          </table:table-cell>
          <table:table-cell table:style-name="ce198" table:formula="of:=SUM([.M93:.M94])" office:value-type="float" office:value="0.846787443620766" calcext:value-type="float">
            <text:p>0,85</text:p>
          </table:table-cell>
          <table:table-cell table:formula="of:=[.F94]+([.H94]/2)" office:value-type="float" office:value="946.019999999996" calcext:value-type="float">
            <text:p>946,019999999996</text:p>
          </table:table-cell>
          <table:table-cell table:formula="of:=[.O94]/[.F94]" office:value-type="float" office:value="1.10289591494124" calcext:value-type="float">
            <text:p>1,10289591494124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7.563" calcext:value-type="float">
            <text:p>1037,563</text:p>
          </table:table-cell>
          <table:table-cell office:value-type="float" office:value="70.977" calcext:value-type="float">
            <text:p>70,977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867.720000000006" calcext:value-type="float">
            <text:p>867,720</text:p>
          </table:table-cell>
          <table:table-cell table:style-name="ce108" table:formula="of:=([.C95]-[.$C$17])*[.$H$5]" office:value-type="float" office:value="146.22" calcext:value-type="float">
            <text:p>146,22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85" calcext:value-type="string">
            <text:p>16,85</text:p>
          </table:table-cell>
          <table:table-cell table:style-name="ce129" table:formula="of:=IF([.H95]/[.F95]*100&gt;15;TEXT([.H95]/[.F95]*100;&quot;##,## CZ&quot;);TEXT([.H95]/[.F95]*100;&quot;##,##&quot;))" office:value-type="string" office:string-value="20,34 CZ" calcext:value-type="string">
            <text:p>20,34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4]/[.F94]*100)-([.H95]/[.F95]*100)" office:value-type="float" office:value="0.236215210624582" calcext:value-type="float">
            <text:p>0,24</text:p>
          </table:table-cell>
          <table:table-cell/>
          <table:table-cell table:formula="of:=[.F95]+([.H95]/2)" office:value-type="float" office:value="955.980000000006" calcext:value-type="float">
            <text:p>955,980000000006</text:p>
          </table:table-cell>
          <table:table-cell table:formula="of:=[.O95]/[.F95]" office:value-type="float" office:value="1.10171483888812" calcext:value-type="float">
            <text:p>1,1017148388881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102" calcext:value-type="float">
            <text:p>1038,102</text:p>
          </table:table-cell>
          <table:table-cell table:style-name="ce69" office:value-type="float" office:value="71.1" calcext:value-type="float">
            <text:p>71,1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6]-[.$B$17])*[.$H$5]" office:value-type="float" office:value="900.060000000005" calcext:value-type="float">
            <text:p>900,060</text:p>
          </table:table-cell>
          <table:table-cell table:style-name="ce108" table:formula="of:=([.C96]-[.$C$17])*[.$H$5]" office:value-type="float" office:value="153.599999999999" calcext:value-type="float">
            <text:p>153,600</text:p>
          </table:table-cell>
          <table:table-cell table:style-name="ce108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7,07" calcext:value-type="string">
            <text:p>17,07</text:p>
          </table:table-cell>
          <table:table-cell table:style-name="ce151" table:formula="of:=IF([.H96]/[.F96]*100&gt;15;TEXT([.H96]/[.F96]*100;&quot;##,## CZ&quot;);TEXT([.H96]/[.F96]*100;&quot;##,##&quot;))" office:value-type="string" office:string-value="19,61 CZ" calcext:value-type="string">
            <text:p>19,6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5]/[.F95]*100)-([.H96]/[.F96]*100)" office:value-type="float" office:value="0.730941912681754" calcext:value-type="float">
            <text:p>0,73</text:p>
          </table:table-cell>
          <table:table-cell table:style-name="ce198" table:formula="of:=SUM([.M95:.M96])" office:value-type="float" office:value="0.967157123306336" calcext:value-type="float">
            <text:p>0,97</text:p>
          </table:table-cell>
          <table:table-cell table:formula="of:=[.F96]+([.H96]/2)" office:value-type="float" office:value="988.320000000005" calcext:value-type="float">
            <text:p>988,320000000005</text:p>
          </table:table-cell>
          <table:table-cell table:formula="of:=[.O96]/[.F96]" office:value-type="float" office:value="1.09806012932471" calcext:value-type="float">
            <text:p>1,09806012932471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8.279" calcext:value-type="float">
            <text:p>1038,279</text:p>
          </table:table-cell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910.68" calcext:value-type="float">
            <text:p>910,680</text:p>
          </table:table-cell>
          <table:table-cell table:style-name="ce108" table:formula="of:=([.C97]-[.$C$17])*[.$H$5]" office:value-type="float" office:value="157.44" calcext:value-type="float">
            <text:p>157,4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7,29" calcext:value-type="string">
            <text:p>17,29</text:p>
          </table:table-cell>
          <table:table-cell table:style-name="ce129" table:formula="of:=IF([.H97]/[.F97]*100&gt;15;TEXT([.H97]/[.F97]*100;&quot;##,## CZ&quot;);TEXT([.H97]/[.F97]*100;&quot;##,##&quot;))" office:value-type="string" office:string-value="19,38 CZ" calcext:value-type="string">
            <text:p>19,38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28707904736655" calcext:value-type="float">
            <text:p>0,23</text:p>
          </table:table-cell>
          <table:table-cell/>
          <table:table-cell table:formula="of:=[.F97]+([.H97]/2)" office:value-type="float" office:value="998.94" calcext:value-type="float">
            <text:p>998,94</text:p>
          </table:table-cell>
          <table:table-cell table:formula="of:=[.O97]/[.F97]" office:value-type="float" office:value="1.09691658980103" calcext:value-type="float">
            <text:p>1,0969165898010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543" calcext:value-type="float">
            <text:p>1038,543</text:p>
          </table:table-cell>
          <table:table-cell table:style-name="ce69" office:value-type="float" office:value="71.239" calcext:value-type="float">
            <text:p>71,239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8]-[.$B$17])*[.$H$5]" office:value-type="float" office:value="926.519999999994" calcext:value-type="float">
            <text:p>926,520</text:p>
          </table:table-cell>
          <table:table-cell table:style-name="ce108" table:formula="of:=([.C98]-[.$C$17])*[.$H$5]" office:value-type="float" office:value="161.94" calcext:value-type="float">
            <text:p>161,940</text:p>
          </table:table-cell>
          <table:table-cell table:style-name="ce108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7,48" calcext:value-type="string">
            <text:p>17,48</text:p>
          </table:table-cell>
          <table:table-cell table:style-name="ce151" table:formula="of:=IF([.H98]/[.F98]*100&gt;15;TEXT([.H98]/[.F98]*100;&quot;##,## CZ&quot;);TEXT([.H98]/[.F98]*100;&quot;##,##&quot;))" office:value-type="string" office:string-value="19,05 CZ" calcext:value-type="string">
            <text:p>19,05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331381682521194" calcext:value-type="float">
            <text:p>0,33</text:p>
          </table:table-cell>
          <table:table-cell table:style-name="ce198" table:formula="of:=SUM([.M97:.M98])" office:value-type="float" office:value="0.560089587257849" calcext:value-type="float">
            <text:p>0,56</text:p>
          </table:table-cell>
          <table:table-cell table:formula="of:=[.F98]+([.H98]/2)" office:value-type="float" office:value="1014.77999999999" calcext:value-type="float">
            <text:p>1014,77999999999</text:p>
          </table:table-cell>
          <table:table-cell table:formula="of:=[.O98]/[.F98]" office:value-type="float" office:value="1.09525968138842" calcext:value-type="float">
            <text:p>1,09525968138842</text:p>
          </table:table-cell>
          <table:table-cell table:number-columns-repeated="1008"/>
        </table:table-row>
        <table:table-row table:style-name="ro3">
          <table:table-cell office:value-type="date" office:date-value="2021-12-31" calcext:value-type="date">
            <text:p>31.Ara</text:p>
          </table:table-cell>
          <table:table-cell office:value-type="float" office:value="1038.826" calcext:value-type="float">
            <text:p>1038,826</text:p>
          </table:table-cell>
          <table:table-cell office:value-type="float" office:value="71.33" calcext:value-type="float">
            <text:p>71,33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943.500000000001" calcext:value-type="float">
            <text:p>943,500</text:p>
          </table:table-cell>
          <table:table-cell table:style-name="ce108" table:formula="of:=([.C99]-[.$C$17])*[.$H$5]" office:value-type="float" office:value="167.4" calcext:value-type="float">
            <text:p>167,40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7,74" calcext:value-type="string">
            <text:p>17,74</text:p>
          </table:table-cell>
          <table:table-cell table:style-name="ce129" table:formula="of:=IF([.H99]/[.F99]*100&gt;15;TEXT([.H99]/[.F99]*100;&quot;##,## CZ&quot;);TEXT([.H99]/[.F99]*100;&quot;##,##&quot;))" office:value-type="string" office:string-value="18,71 CZ" calcext:value-type="string">
            <text:p>18,71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98]/[.F98]*100)-([.H99]/[.F99]*100)" office:value-type="float" office:value="0.342874274504741" calcext:value-type="float">
            <text:p>0,34</text:p>
          </table:table-cell>
          <table:table-cell/>
          <table:table-cell table:formula="of:=[.F99]+([.H99]/2)" office:value-type="float" office:value="1031.76" calcext:value-type="float">
            <text:p>1031,76</text:p>
          </table:table-cell>
          <table:table-cell table:formula="of:=[.O99]/[.F99]" office:value-type="float" office:value="1.0935453100159" calcext:value-type="float">
            <text:p>1,093545310015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994" calcext:value-type="float">
            <text:p>1038,994</text:p>
          </table:table-cell>
          <table:table-cell table:style-name="ce69" office:value-type="float" office:value="71.345" calcext:value-type="float">
            <text:p>71,345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0]-[.$B$17])*[.$H$5]" office:value-type="float" office:value="953.579999999995" calcext:value-type="float">
            <text:p>953,580</text:p>
          </table:table-cell>
          <table:table-cell table:style-name="ce108" table:formula="of:=([.C100]-[.$C$17])*[.$H$5]" office:value-type="float" office:value="168.3" calcext:value-type="float">
            <text:p>168,300</text:p>
          </table:table-cell>
          <table:table-cell table:style-name="ce108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7,65" calcext:value-type="string">
            <text:p>17,65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18,51 CZ" calcext:value-type="string">
            <text:p>18,5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9]/[.F99]*100)-([.H100]/[.F100]*100)" office:value-type="float" office:value="0.19776772267868" calcext:value-type="float">
            <text:p>0,20</text:p>
          </table:table-cell>
          <table:table-cell table:style-name="ce198" table:formula="of:=SUM([.M99:.M100])" office:value-type="float" office:value="0.540641997183421" calcext:value-type="float">
            <text:p>0,54</text:p>
          </table:table-cell>
          <table:table-cell table:formula="of:=[.F100]+([.H100]/2)" office:value-type="float" office:value="1041.84" calcext:value-type="float">
            <text:p>1041,84</text:p>
          </table:table-cell>
          <table:table-cell table:formula="of:=[.O100]/[.F100]" office:value-type="float" office:value="1.0925564714025" calcext:value-type="float">
            <text:p>1,0925564714025</text:p>
          </table:table-cell>
          <table:table-cell table:number-columns-repeated="1008"/>
        </table:table-row>
        <table:table-row table:style-name="ro3">
          <table:table-cell office:value-type="date" office:date-value="2022-01-01" calcext:value-type="date">
            <text:p>01.Oca</text:p>
          </table:table-cell>
          <table:table-cell office:value-type="float" office:value="1039.213" calcext:value-type="float">
            <text:p>1039,213</text:p>
          </table:table-cell>
          <table:table-cell office:value-type="float" office:value="71.47" calcext:value-type="float">
            <text:p>71,47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1]-[.$B$17])*[.$H$5]" office:value-type="float" office:value="966.719999999998" calcext:value-type="float">
            <text:p>966,720</text:p>
          </table:table-cell>
          <table:table-cell table:style-name="ce108" table:formula="of:=([.C101]-[.$C$17])*[.$H$5]" office:value-type="float" office:value="175.8" calcext:value-type="float">
            <text:p>175,800</text:p>
          </table:table-cell>
          <table:table-cell table:style-name="ce108" table:formula="of:=([.D10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8,19" calcext:value-type="string">
            <text:p>18,19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18,26 CZ" calcext:value-type="string">
            <text:p>18,2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100]/[.F100]*100)-([.H101]/[.F101]*100)" office:value-type="float" office:value="0.251612056071913" calcext:value-type="float">
            <text:p>0,25</text:p>
          </table:table-cell>
          <table:table-cell/>
          <table:table-cell table:formula="of:=[.F101]+([.H101]/2)" office:value-type="float" office:value="1054.98" calcext:value-type="float">
            <text:p>1054,98</text:p>
          </table:table-cell>
          <table:table-cell table:formula="of:=[.O101]/[.F101]" office:value-type="float" office:value="1.09129841112215" calcext:value-type="float">
            <text:p>1,09129841112215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/>
          <table:table-cell table:style-name="ce69" office:value-type="float" office:value="71.2" calcext:value-type="float">
            <text:p>71,2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2]-[.$B$17])*[.$H$5]" office:value-type="float" office:value="-61386.06" calcext:value-type="float">
            <text:p>-61386,060</text:p>
          </table:table-cell>
          <table:table-cell table:style-name="ce108" table:formula="of:=([.C102]-[.$C$17])*[.$H$5]" office:value-type="float" office:value="159.6" calcext:value-type="float">
            <text:p>159,600</text:p>
          </table:table-cell>
          <table:table-cell table:style-name="ce108" table:formula="of:=([.D10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2]/[.F102]*100&gt;20;TEXT([.G102]/[.F102]*100;&quot;##,## CZ&quot;);TEXT([.G102]/[.F102]*100;&quot;##,##&quot;))" office:value-type="string" office:string-value="-,26" calcext:value-type="string">
            <text:p>-,26</text:p>
          </table:table-cell>
          <table:table-cell table:style-name="ce151" table:formula="of:=IF([.H102]/[.F102]*100&gt;15;TEXT([.H102]/[.F102]*100;&quot;##,## CZ&quot;);TEXT([.H102]/[.F102]*100;&quot;##,##&quot;))" office:value-type="string" office:string-value="-,29" calcext:value-type="string">
            <text:p>-,29</text:p>
          </table:table-cell>
          <table:table-cell table:style-name="ce207"/>
          <table:table-cell table:style-name="ce177" table:formula="of:=([.H101]/[.F101]*100)-([.H102]/[.F102]*100)" office:value-type="float" office:value="18.5472393668812" calcext:value-type="float">
            <text:p>18,55</text:p>
          </table:table-cell>
          <table:table-cell table:style-name="ce198" table:formula="of:=SUM([.M101:.M102])" office:value-type="float" office:value="18.7988514229532" calcext:value-type="float">
            <text:p>18,80</text:p>
          </table:table-cell>
          <table:table-cell table:formula="of:=[.F102]+([.H102]/2)" office:value-type="float" office:value="-61297.8" calcext:value-type="float">
            <text:p>-61297,8</text:p>
          </table:table-cell>
          <table:table-cell table:formula="of:=[.O102]/[.F102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office:value-type="date" office:date-value="2021-01-03" calcext:value-type="date">
            <text:p>03.Oca</text:p>
          </table:table-cell>
          <table:table-cell/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3]-[.$B$17])*[.$H$5]" office:value-type="float" office:value="-61386.06" calcext:value-type="float">
            <text:p>-61386,060</text:p>
          </table:table-cell>
          <table:table-cell table:style-name="ce108" table:formula="of:=([.C103]-[.$C$17])*[.$H$5]" office:value-type="float" office:value="157.44" calcext:value-type="float">
            <text:p>157,440</text:p>
          </table:table-cell>
          <table:table-cell table:style-name="ce108" table:formula="of:=([.D10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3]/[.F103]*100&gt;20;TEXT([.G103]/[.F103]*100;&quot;##,## CZ&quot;);TEXT([.G103]/[.F103]*100;&quot;##,##&quot;))" office:value-type="string" office:string-value="-,26" calcext:value-type="string">
            <text:p>-,26</text:p>
          </table:table-cell>
          <table:table-cell table:style-name="ce129" table:formula="of:=IF([.H103]/[.F103]*100&gt;15;TEXT([.H103]/[.F103]*100;&quot;##,## CZ&quot;);TEXT([.H103]/[.F103]*100;&quot;##,##&quot;))" office:value-type="string" office:string-value="-,29" calcext:value-type="string">
            <text:p>-,29</text:p>
          </table:table-cell>
          <table:table-cell/>
          <table:table-cell table:style-name="ce175" table:formula="of:=([.H102]/[.F102]*100)-([.H103]/[.F103]*100)" office:value-type="float" office:value="0" calcext:value-type="float">
            <text:p>0,00</text:p>
          </table:table-cell>
          <table:table-cell/>
          <table:table-cell table:formula="of:=[.F103]+([.H103]/2)" office:value-type="float" office:value="-61297.8" calcext:value-type="float">
            <text:p>-61297,8</text:p>
          </table:table-cell>
          <table:table-cell table:formula="of:=[.O103]/[.F103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style-name="ce15" office:value-type="float" office:value="2022" calcext:value-type="float">
            <text:p>2022</text:p>
          </table:table-cell>
          <table:table-cell table:style-name="ce69"/>
          <table:table-cell table:style-name="ce69" office:value-type="float" office:value="71.2" calcext:value-type="float">
            <text:p>71,2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4]-[.$B$17])*[.$H$5]" office:value-type="float" office:value="-61386.06" calcext:value-type="float">
            <text:p>-61386,060</text:p>
          </table:table-cell>
          <table:table-cell table:style-name="ce108" table:formula="of:=([.C104]-[.$C$17])*[.$H$5]" office:value-type="float" office:value="159.6" calcext:value-type="float">
            <text:p>159,600</text:p>
          </table:table-cell>
          <table:table-cell table:style-name="ce108" table:formula="of:=([.D10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4]/[.F104]*100&gt;20;TEXT([.G104]/[.F104]*100;&quot;##,## CZ&quot;);TEXT([.G104]/[.F104]*100;&quot;##,##&quot;))" office:value-type="string" office:string-value="-,26" calcext:value-type="string">
            <text:p>-,26</text:p>
          </table:table-cell>
          <table:table-cell table:style-name="ce151" table:formula="of:=IF([.H104]/[.F104]*100&gt;15;TEXT([.H104]/[.F104]*100;&quot;##,## CZ&quot;);TEXT([.H104]/[.F104]*100;&quot;##,##&quot;))" office:value-type="string" office:string-value="-,29" calcext:value-type="string">
            <text:p>-,29</text:p>
          </table:table-cell>
          <table:table-cell table:style-name="ce207"/>
          <table:table-cell table:style-name="ce177" table:formula="of:=([.H103]/[.F103]*100)-([.H104]/[.F104]*100)" office:value-type="float" office:value="0" calcext:value-type="float">
            <text:p>0,00</text:p>
          </table:table-cell>
          <table:table-cell table:style-name="ce198" table:formula="of:=SUM([.M103:.M104])" office:value-type="float" office:value="0" calcext:value-type="float">
            <text:p>0,00</text:p>
          </table:table-cell>
          <table:table-cell table:formula="of:=[.F104]+([.H104]/2)" office:value-type="float" office:value="-61297.8" calcext:value-type="float">
            <text:p>-61297,8</text:p>
          </table:table-cell>
          <table:table-cell table:formula="of:=[.O104]/[.F104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2" office:value-type="float" office:value="1042.75" calcext:value-type="float">
            <text:p>1042,750</text:p>
          </table:table-cell>
          <table:table-cell table:style-name="ce42" office:value-type="float" office:value="72.46" calcext:value-type="float">
            <text:p>72,460</text:p>
          </table:table-cell>
          <table:table-cell table:style-name="ce42" office:value-type="float" office:value="57.476" calcext:value-type="float">
            <text:p>57,476</text:p>
          </table:table-cell>
          <table:table-cell table:style-name="ce42" office:value-type="string" calcext:value-type="string">
            <text:p>k</text:p>
          </table:table-cell>
          <table:table-cell table:style-name="ce61" table:formula="of:=([.B106]-[.$B$17])*[.$H$5]" office:value-type="float" office:value="1178.94" calcext:value-type="float">
            <text:p>1178,940</text:p>
          </table:table-cell>
          <table:table-cell table:style-name="ce61" table:formula="of:=([.C106]-[.$C$17])*[.$H$5]" office:value-type="float" office:value="235.199999999999" calcext:value-type="float">
            <text:p>235,200</text:p>
          </table:table-cell>
          <table:table-cell table:style-name="ce61" table:formula="of:=([.D106]-[.$D$17])*[.$H$5]" office:value-type="float" office:value="176.52" calcext:value-type="float">
            <text:p>176,520</text:p>
          </table:table-cell>
          <table:table-cell table:style-name="ce118"/>
          <table:table-cell table:style-name="ce139" table:formula="of:=IF([.G106]/[.F106]*100&gt;20;TEXT([.G106]/[.F106]*100;&quot;##,## CZ&quot;);TEXT([.G106]/[.F106]*100;&quot;##,##&quot;))" office:value-type="string" office:string-value="19,95" calcext:value-type="string">
            <text:p>19,95</text:p>
          </table:table-cell>
          <table:table-cell table:style-name="ce139" table:formula="of:=IF([.H106]/[.F106]*100&gt;15;TEXT([.H106]/[.F106]*100;&quot;##,## CZ&quot;);TEXT([.H106]/[.F106]*100;&quot;##,##&quot;))" office:value-type="string" office:string-value="14,97" calcext:value-type="string">
            <text:p>14,97</text:p>
          </table:table-cell>
          <table:table-cell table:style-name="ce207"/>
          <table:table-cell table:style-name="ce177"/>
          <table:table-cell table:style-name="ce198"/>
          <table:table-cell office:value-type="float" office:value="1178" calcext:value-type="float">
            <text:p>1178</text:p>
          </table:table-cell>
          <table:table-cell table:formula="of:=[.O106]/[.F106]" office:value-type="float" office:value="0.999202673588138" calcext:value-type="float">
            <text:p>0,999202673588138</text:p>
          </table:table-cell>
          <table:table-cell table:number-columns-repeated="100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21" table:default-cell-style-name="ce211"/>
        <table:table-column table:style-name="co22" table:default-cell-style-name="ce211"/>
        <table:table-column table:style-name="co23" table:default-cell-style-name="ce211"/>
        <table:table-column table:style-name="co22" table:default-cell-style-name="ce211"/>
        <table:table-column table:style-name="co23" table:default-cell-style-name="ce211"/>
        <table:table-column table:style-name="co16" table:number-columns-repeated="1015" table:default-cell-style-name="ce21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3" office:value-type="string" calcext:value-type="string" table:number-columns-spanned="7" table:number-rows-spanned="1">
            <text:p>Role Yazarı</text:p>
          </table:table-cell>
          <table:covered-table-cell table:style-name="ce213"/>
          <table:covered-table-cell table:number-columns-repeated="4" table:style-name="ce216"/>
          <table:covered-table-cell table:style-name="ce218"/>
          <table:table-cell table:style-name="ce218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19" table:number-columns-repeated="2"/>
          <table:table-cell table:number-columns-repeated="1015"/>
        </table:table-row>
        <table:table-row table:style-name="ro2">
          <table:table-cell/>
          <table:table-cell table:style-name="ce215" table:number-columns-repeated="2"/>
          <table:table-cell table:style-name="ce217"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 table:style-name="ce212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12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2-01-01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.00.0000</text:date>, <text:time style:data-style-name="N2" text:time-value="10:09:51.57124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2-01-01T10:11:12.681380288</dc:date>
    <meta:editing-duration>P1DT7H27M8S</meta:editing-duration>
    <meta:editing-cycles>91</meta:editing-cycles>
    <meta:generator>LibreOffice/7.1.7.2$Linux_X86_64 LibreOffice_project/10$Build-2</meta:generator>
    <meta:print-date>2021-12-09T10:11:04.023758218</meta:print-date>
    <meta:document-statistic meta:table-count="2" meta:cell-count="1390" meta:object-count="4"/>
  </office:meta>
</office:document-meta>
</file>